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OpenSymbol" svg:font-family="OpenSymbol, 'Arial Unicode MS'" style:font-pitch="variable"/>
    <style:font-face style:name="SimSun" svg:font-family="SimSun, 宋体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Microsoft YaHei" svg:font-family="'Microsoft YaHei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2">
      <style:paragraph-properties>
        <style:tab-stops>
          <style:tab-stop style:position="13.988cm"/>
        </style:tab-stops>
      </style:paragraph-properties>
    </style:style>
    <style:style style:name="P2" style:family="paragraph" style:parent-style-name="Heading_20_2" style:master-page-name="Standard">
      <style:paragraph-properties fo:margin-top="0.42cm" fo:margin-bottom="0.176cm" style:contextual-spacing="false" fo:orphans="2" fo:widows="2" fo:hyphenation-ladder-count="no-limit" style:page-number="auto" fo:keep-with-next="auto"/>
      <style:text-properties fo:font-size="14pt" style:font-size-asian="14pt" style:font-name-complex="Arial" fo:hyphenate="true" fo:hyphenation-remain-char-count="2" fo:hyphenation-push-char-count="2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 style:list-style-name="WW8Num5">
      <style:text-properties fo:font-style="italic" style:font-style-asian="italic" style:font-style-complex="italic"/>
    </style:style>
    <style:style style:name="P5" style:family="paragraph" style:parent-style-name="Text_20_body" style:list-style-name="WW8Num6">
      <style:text-properties fo:font-style="italic" style:font-style-asian="italic" style:font-style-complex="italic"/>
    </style:style>
    <style:style style:name="P6" style:family="paragraph" style:parent-style-name="Text_20_body">
      <style:text-properties fo:font-style="italic" style:font-name-asian="Times New Roman" style:font-style-asian="italic" style:font-name-complex="Times New Roman" style:font-style-complex="italic"/>
    </style:style>
    <style:style style:name="P7" style:family="paragraph" style:parent-style-name="Text_20_body" style:list-style-name="WW8Num3"/>
    <style:style style:name="P8" style:family="paragraph" style:parent-style-name="Text_20_body" style:list-style-name="WW8Num2"/>
    <style:style style:name="P9" style:family="paragraph" style:parent-style-name="Text_20_body">
      <style:text-properties style:font-name-asian="Times New Roman" style:font-name-complex="Times New Roman"/>
    </style:style>
    <style:style style:name="P10" style:family="paragraph" style:parent-style-name="Text_20_body" style:list-style-name="WW8Num4"/>
    <style:style style:name="P11" style:family="paragraph" style:parent-style-name="Text_20_body">
      <style:text-properties fo:font-size="11pt" fo:font-style="italic" style:font-size-asian="11pt" style:font-style-asian="italic" style:font-size-complex="11pt" style:font-style-complex="italic"/>
    </style:style>
    <style:style style:name="P12" style:family="paragraph" style:parent-style-name="Text_20_body">
      <style:paragraph-properties fo:padding-left="0cm" fo:padding-right="0cm" fo:padding-top="0cm" fo:padding-bottom="0.071cm" fo:border-left="none" fo:border-right="none" fo:border-top="none" fo:border-bottom="0.11pt solid #000000"/>
    </style:style>
    <style:style style:name="P13" style:family="paragraph" style:parent-style-name="Text_20_body">
      <style:paragraph-properties fo:margin-top="0cm" fo:margin-bottom="0.212cm" style:contextual-spacing="false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-asian="Times New Roman" style:font-name-complex="Times New Roman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Prof. Christian Doni - Filosofia</text:h>
      <text:h text:style-name="Heading_20_2" text:outline-level="2">Logica Aristotelica attraverso gli esercizi</text:h>
      <text:h text:style-name="P1" text:outline-level="2">Prima Lezione – Cos'è la Logica</text:h>
      <text:p text:style-name="Standard"/>
      <text:h text:style-name="Heading_20_3" text:outline-level="3">Il problema: come riconoscere i ragionamenti corretti?</text:h>
      <text:p text:style-name="Text_20_body"><text:span text:style-name="T1">“</text:span>Tutti gli uomini sono animali; </text:p>
      <text:p text:style-name="Text_20_body">il cane non è un uomo, </text:p>
      <text:p text:style-name="Text_20_body">quindi il cane non è un animale” </text:p>
      <text:p text:style-name="Text_20_body"/>
      <text:p text:style-name="Text_20_body"><text:span text:style-name="T1">“</text:span>I panda sono mammiferi; </text:p>
      <text:p text:style-name="Text_20_body">i mammiferi sono diffusi in tutto il mondo, </text:p>
      <text:p text:style-name="Text_20_body">quindi i panda sono diffusi in tutto il mondo”</text:p>
      <text:p text:style-name="Text_20_body"/>
      <text:p text:style-name="Text_20_body"><text:span text:style-name="T1">“</text:span>Tutti i pini sono verdi; </text:p>
      <text:p text:style-name="Text_20_body">tutti i pini sono alberi, </text:p>
      <text:p text:style-name="Text_20_body">quindi tutti gli alberi sono verdi” </text:p>
      <text:p text:style-name="Text_20_body"/>
      <text:p text:style-name="Text_20_body"><text:span text:style-name="T1">“</text:span>Nessun cane è un rettile, </text:p>
      <text:p text:style-name="Text_20_body">nessun serpente è un cane, </text:p>
      <text:p text:style-name="Text_20_body">quindi nessun serpente è un rettile” </text:p>
      <text:p text:style-name="Text_20_body"/>
      <text:p text:style-name="Text_20_body"><text:span text:style-name="T1">“</text:span>Alcuni mammiferi vivono sott’acqua, </text:p>
      <text:p text:style-name="Text_20_body">alcuni mammiferi sono volatili, </text:p>
      <text:p text:style-name="Text_20_body">quindi alcuni volatili vivono sott’acqua” </text:p>
      <text:p text:style-name="Text_20_body"/>
      <text:p text:style-name="Text_20_body"><text:span text:style-name="T1">“</text:span>Alcuni uomini sono onesti; </text:p>
      <text:p text:style-name="Text_20_body">tutti i ladri sono uomini, </text:p>
      <text:p text:style-name="Text_20_body">quindi alcuni ladri sono onesti”</text:p>
      <text:p text:style-name="Text_20_body"/>
      <text:p text:style-name="Text_20_body"><text:span text:style-name="T2">Es. 1</text:span>: <text:s/>Tutti questi ragionamenti giungono a conclusioni false o comunque non adeguatamente giustificate <text:s/>dalle <text:s/>premesse; <text:s/>perciò <text:s/>contengono <text:s/>alme no <text:s/>un <text:s/>errore. <text:s/><text:soft-page-break/>Sei <text:s/>in <text:s/>grado <text:s/>di <text:s/>riconoscerlo? </text:p>
      <text:p text:style-name="Text_20_body">Scoprire gli errori è un’operazione semplice o complessa? Credi che possa essere utile un metodo per distinguere i ragionamenti corretti da quelli errati? A cosa potrebbe servire nella vita quotidiana?</text:p>
      <text:p text:style-name="Text_20_body"/>
      <text:p text:style-name="P3">Risposte</text:p>
      <text:p text:style-name="P3">((1)E' sbagliata la conclusione in quanto l'uomo è una parte dell'insieme animali quindi il fatto che il cane non sia uomo non esclude che sia un animale.)</text:p>
      <text:list xml:id="list659920222" text:style-name="WW8Num5">
        <text:list-item>
          <text:p text:style-name="P4">Si, penso infatti che in questi ragionamenti il vero errore sia la conclusione finale, non le ipotesi iniziali.</text:p>
        </text:list-item>
        <text:list-item>
          <text:p text:style-name="P4">Scoprire gli errori, a mio parere, come in tutte le cose può essere facile e difficile, sicuramente però è più difficile riconoscere un errore se questo è stato commesso da noi, o se ha delle diverse modalità logiche.</text:p>
        </text:list-item>
        <text:list-item>
          <text:p text:style-name="P4">Sicuramente, però in situazioni molto complesse bisogna valutare molti altri parametri.</text:p>
        </text:list-item>
        <text:list-item>
          <text:p text:style-name="P4">Nella vita quotidiana potrebbe servire per nonn essere ingannati ed per evitare di stare dalla parte del torto.</text:p>
        </text:list-item>
      </text:list>
      <text:p text:style-name="P6"><text:s/></text:p>
      <text:p text:style-name="P3"/>
      <text:h text:style-name="Heading_20_3" text:outline-level="3">1.2. Una definizione di “Logica”</text:h>
      <text:p text:style-name="Text_20_body"><text:span text:style-name="T1">“</text:span>Logica: <text:s/>in <text:s/>senso <text:s/>molto <text:s/>generale, <text:s/>il <text:s/>termine <text:s/>designa <text:s/>fin <text:s/>dall’antichità <text:s/>la scienza <text:s/>e <text:s/>l’arte <text:s/>del <text:s/>pensare <text:s/>e <text:s/>del <text:s/>parlare <text:s/>corretti, <text:s/>conformemente <text:s/>alla duplicità della parola greca lògos(discorso e pensiero).” </text:p>
      <text:p text:style-name="Text_20_body">(AAVV., <text:span text:style-name="T3">Dizionario di filosofia</text:span>, BUR) </text:p>
      <text:p text:style-name="Text_20_body"/>
      <text:p text:style-name="Text_20_body"><text:span text:style-name="T2">Es. 2</text:span>: <text:s/>Proponi, con le tue parole, una definizione dei termini “logos” e “logica”. </text:p>
      <text:list xml:id="list1824008271" text:style-name="WW8Num6">
        <text:list-item>
          <text:p text:style-name="P5">E' un metodo con il quale l'uomo mediante un ragionamento riesce a valutare discorsi, situazioni e a proporne di corretti.</text:p>
        </text:list-item>
      </text:list>
      <text:p text:style-name="Text_20_body"/>
      <text:h text:style-name="Heading_20_3" text:outline-level="3">1.3. Termini, proposizioni e ragionamenti</text:h>
      <text:p text:style-name="Text_20_body">L’esercizio <text:s/>della <text:s/>razionalità <text:s/>avviene <text:s/>attraverso <text:s/>la costruzione <text:s/>di ragionamenti. <text:s/>Un <text:s/>ragionamento è <text:s/>un <text:s/>insieme <text:s/>organizzato <text:s/>di <text:s/>enunciati e <text:s/>gli enunciati sono composti di termini. “Mario”, “bianco”, “corre” sono termini. </text:p>
      <text:p text:style-name="Text_20_body">In generale, nomi, verbi, avverbi e aggettivi dotati di senso sono considerati termini. Una frase, per esempio “il tavolo è bianco”, è composta di termini. </text:p>
      <text:p text:style-name="Text_20_body"><text:soft-page-break/>Con <text:s/>“enunciato”, <text:s/>intenderemo <text:s/>una <text:s/>forma <text:s/>linguistica <text:s/>caratterizzata grammaticalmente da un soggetto, una copula e un predicato. L’enunciato è <text:s/>l’espressione <text:s/>linguistica, <text:s/>il <text:s/>prodotto <text:s/>linguistico <text:s/>che <text:s/>varia <text:s/>da <text:s/>una <text:s/>lingua all’altra (“il tavolo è bianco” oppure “the table is white”). La “proposizione” è ciò <text:s/>che <text:s/>rimane <text:s/>costante <text:s/>rispetto <text:s/>ai <text:s/>vari <text:s/>enunciati, il <text:s/>loro <text:s/>significato. <text:s/>Ad esempio “il tavolo è bianco” e “the table is white”sono enunciati diversi, ma, <text:s/>avendo <text:s/>lo <text:s/>stesso <text:s/>significato, <text:s/>esprimono <text:s/>la <text:s/>stessa <text:s/>proposizione. <text:s/>Il giudizio è l’atto mentale del quale la proposizione è espressione. Un <text:s/>ragionamento, <text:s/>o <text:s/>processo <text:s/>inferenziale, <text:s/>è <text:s/>una <text:s/>successione <text:s/>di <text:s/>enunciati collegati fra loro in un certo modo da inferenze, per cui si passa da date premesse a una certa conclusione attraverso certi enunciati intermedi”. </text:p>
      <text:p text:style-name="Text_20_body">(Adattato da: G. Boniolo e P. Vidali, <text:span text:style-name="T3">Strumenti per ragionare</text:span>, pag. 1-3) </text:p>
      <text:p text:style-name="Text_20_body"/>
      <text:p text:style-name="Text_20_body">L’inferenza è <text:s/>il <text:s/>processo <text:s/>logico <text:s/>che <text:s/>consente <text:s/>di <text:s/>passare <text:s/>da <text:s/>una <text:s/>o <text:s/>più proposizioni considerate come vere ad un’altra proposizione che segue da esse necessariamente. </text:p>
      <text:p text:style-name="Text_20_body"/>
      <text:p text:style-name="Text_20_body"><text:span text:style-name="T2">Es. 3</text:span>: <text:s/>Copia accanto a ogni termine la sua corretta definizione.</text:p>
      <text:p text:style-name="Text_20_body">Termini:</text:p>
      <text:list xml:id="list1426792330" text:style-name="WW8Num3">
        <text:list-item>
          <text:p text:style-name="P7">Inferenza -</text:p>
        </text:list-item>
        <text:list-item>
          <text:p text:style-name="P7">Termine -</text:p>
        </text:list-item>
        <text:list-item>
          <text:p text:style-name="P7">Concetto -</text:p>
        </text:list-item>
        <text:list-item>
          <text:p text:style-name="P7">Enunciato -</text:p>
        </text:list-item>
        <text:list-item>
          <text:p text:style-name="P7">Proposizione- </text:p>
        </text:list-item>
        <text:list-item>
          <text:p text:style-name="P7">Ragionamento- </text:p>
        </text:list-item>
      </text:list>
      <text:p text:style-name="Text_20_body"/>
      <text:p text:style-name="Text_20_body">Definizioni:</text:p>
      <text:list xml:id="list410738909" text:style-name="WW8Num2">
        <text:list-item>
          <text:p text:style-name="P8">Passaggio logico da una proposizione ad un’altra </text:p>
        </text:list-item>
        <text:list-item>
          <text:p text:style-name="P8">Serie ordinata di enunciati collegati tra loro da inferenze </text:p>
        </text:list-item>
        <text:list-item>
          <text:p text:style-name="P8">Elemento di un enunciato: nome, verbo, avverbio o aggettivo </text:p>
        </text:list-item>
        <text:list-item>
          <text:p text:style-name="P8">Significato di una frase </text:p>
        </text:list-item>
        <text:list-item>
          <text:p text:style-name="P8">Idea o significato di un termine </text:p>
        </text:list-item>
        <text:list-item>
          <text:p text:style-name="P8">Frase di senso compiuto espressa in una lingua </text:p>
        </text:list-item>
      </text:list>
      <text:p text:style-name="Text_20_body"/>
      <text:p text:style-name="Text_20_body"/>
      <text:h text:style-name="Heading_20_3" text:outline-level="3"><text:soft-page-break/>1.4. Le opere di Aristotele sulla logica</text:h>
      <text:p text:style-name="Text_20_body">Organon (“Strumento”) indica l’insieme delle opere aristoteliche sulla logica e sul discorso argomentativo, cioè: le <text:s/>Categorie, in cui vengono analizzati i termini presi singolarmente ed i loro generi sommi;il De interpretatione che si occupa <text:s/>invece <text:s/>delle <text:s/>proposizioni <text:s/>dichiarative <text:s/>e <text:s/>degli <text:s/>enunciati, <text:s/>cioè <text:s/>delle frasi <text:s/>formate <text:s/>da <text:s/>soggetto, <text:s/>copula <text:s/>e <text:s/>predicato, <text:s/>che <text:s/>possono <text:s/>essere <text:s/>vere oppure <text:s/>false; <text:s/>gli <text:s/>Analitici <text:s/>primi, <text:s/>che <text:s/>descrivono <text:s/>la <text:s/>forma <text:s/>generale <text:s/>del “sillogismo” corretto, ossia del ragionamento composto da due premesse e una conclusione; gli <text:s/>Analitici secondi, che definiscono invece il “sillogismo scientifico” <text:s/>o <text:s/>“dimostrativo”, <text:s/>cioè <text:s/>quel <text:s/>sillogismo che <text:s/>non <text:s/>solo <text:s/>è logicamente <text:s/>corretto <text:s/>ma <text:s/>è <text:s/>anche <text:s/>necessariamente <text:s/>vero, <text:s/>perché <text:s/>parte <text:s/>da premesse certe ed evidenti; i <text:s/>Topici, in cui vengono analizzati i “sillogismi dialettici” <text:s/>o <text:s/>“probabili”, <text:s/>che <text:s/>si <text:s/>utilizzano <text:s/>solitamente <text:s/>nelle <text:s/>discussioni pubbliche in cui non è possibile raggiungere un grado di certezza assoluta, ma dove le premesse sono semplicemente opinioni largamente condivise <text:s/>dagli <text:s/>interlocutori; <text:s/>ed <text:s/>infine <text:s/>le <text:s/>Confutazioni <text:s/>sofistiche, <text:s/>una <text:s/>rassegna <text:s/>dei <text:s/>più diffusi <text:s/>ragionamenti <text:s/>“eristici”, <text:s/>“sofistici” <text:s/>o <text:s/>“fallaci”, <text:s/>ossia <text:s/>quelle argomentazioni che, pur sembrando persuasive e convincenti, non sono in realtà né vere né corrette, ma soltanto apparenti e illusorie.</text:p>
      <text:p text:style-name="P9"><text:s/></text:p>
      <text:p text:style-name="Text_20_body"><text:span text:style-name="T2">Es. 4</text:span>: <text:s/>Completa <text:s/>la <text:s/>tabella <text:s/>riportando <text:s/>i <text:s/>diversi <text:s/>argomenti <text:s/>trattati <text:s/>nelle <text:s/>opere <text:s/>che compongono l’Organon aristotelico: “ragionamento e sillogismo”, “dimostrazione o sillogismo scientifico”, <text:s/>“termini <text:s/>e <text:s/>concetti”, <text:s/>“argomentazione probabile <text:s/>o <text:s/>sillogismo <text:s/>dialettico”, “enunciati e proposizioni”, “ragionamento fallace o sillogismo eristico”. </text:p>
      <text:p text:style-name="Text_20_body"/>
      <text:p text:style-name="Text_20_body">ORGANON </text:p>
      <text:list xml:id="list1446678133" text:style-name="WW8Num4">
        <text:list-item>
          <text:p text:style-name="P10">Categorie </text:p>
        </text:list-item>
        <text:list-item>
          <text:p text:style-name="P10">De Interpretatione </text:p>
        </text:list-item>
        <text:list-item>
          <text:p text:style-name="P10">Analitici primi</text:p>
        </text:list-item>
        <text:list-item>
          <text:p text:style-name="P10">Analitici </text:p>
        </text:list-item>
        <text:list-item>
          <text:p text:style-name="P10">secondi </text:p>
        </text:list-item>
        <text:list-item>
          <text:p text:style-name="P10">Topici </text:p>
        </text:list-item>
        <text:list-item>
          <text:p text:style-name="P10">Confutazioni sofistiche</text:p>
        </text:list-item>
      </text:list>
      <text:p text:style-name="Text_20_body"/>
      <text:p text:style-name="Text_20_body"/>
      <text:p text:style-name="Text_20_body"/>
      <text:p text:style-name="Text_20_body"/>
      <text:p text:style-name="P12"/>
      <text:p text:style-name="P11"><text:soft-page-break/>Nota: materiale tratto da Cavallin Damiano, “Logica aristotelica un percorso di esercizi”, in parte modificato e rielaborato per questa lezione. Il testo <text:s/>può <text:s/>essere <text:s/>liberamente <text:s/>duplicato, fotocopiato, condiviso e modificato per fini didattici legati all’attività di insegnamento, riportando questa citazione e queste condizioni di utilizzo e distribuzione. Sono invece proibite le pubblicazioni cartacee, in siti on-line, e la distribuzione in formato digitale via rete, senza un consenso esplicito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OpenSymbol" svg:font-family="OpenSymbol, 'Arial Unicode MS'" style:font-pitch="variable"/>
    <style:font-face style:name="SimSun" svg:font-family="SimSun, 宋体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Microsoft YaHei" svg:font-family="'Microsoft YaHei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Intestazion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Heading_20_2" style:display-name="Heading 2" style:family="paragraph" style:parent-style-name="Intestazione1" style:next-style-name="Text_20_body" style:default-outline-level="2" style:class="text">
      <style:paragraph-properties fo:text-align="center" style:justify-single-word="false"/>
      <style:text-properties fo:font-size="16pt" fo:font-style="normal" fo:font-weight="bold" style:font-size-asian="16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Intestazione1" style:next-style-name="Text_20_body" style:default-outline-level="3" style:class="text">
      <style:text-properties fo:font-size="15pt" fo:font-weight="bold" style:font-size-asian="15pt" style:font-weight-asian="bold" style:font-size-complex="14pt" style:font-weight-complex="bold"/>
    </style:style>
    <style:style style:name="Didascalia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1" style:font-name-complex="OpenSymbol"/>
    </style:style>
    <style:style style:name="WW8Num5z1" style:family="text">
      <style:text-properties style:font-name="OpenSymbol1" style:font-name-complex="OpenSymbol"/>
    </style:style>
    <style:style style:name="WW8Num6z0" style:family="text">
      <style:text-properties style:font-name="Symbol1" style:font-name-complex="OpenSymbol"/>
    </style:style>
    <style:style style:name="WW8Num6z1" style:family="text">
      <style:text-properties style:font-name="OpenSymbol1" style:font-name-complex="OpenSymbol"/>
    </style:style>
    <style:style style:name="Absatz-Standardschriftart" style:family="text"/>
    <style:style style:name="Car._20_predefinito_20_paragrafo" style:display-name="Car. predefinito paragraf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ceo Scientifico “G</dc:title>
    <meta:initial-creator>Christian Doni</meta:initial-creator>
    <meta:creation-date>2017-02-01T13:00:00</meta:creation-date>
    <dc:date>2017-03-25T08:59:35</dc:date>
    <meta:editing-cycles>3</meta:editing-cycles>
    <meta:editing-duration>PT1M</meta:editing-duration>
    <meta:generator>LibreOffice/3.6$MacOSX_x86 LibreOffice_project/5b93205-6e6b3fc-7830f6d-c08ad66-1d9bf4</meta:generator>
    <meta:document-statistic meta:table-count="0" meta:image-count="0" meta:object-count="0" meta:page-count="5" meta:paragraph-count="70" meta:word-count="980" meta:character-count="6718" meta:non-whitespace-character-count="5587"/>
    <meta:user-defined meta:name="Info 1"/>
    <meta:user-defined meta:name="Info 2"/>
    <meta:user-defined meta:name="Info 3"/>
    <meta:user-defined meta:name="Info 4"/>
  </office:meta>
</office:document-meta>
</file>